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3fdd97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3fdd97" officeooo:rsid="002cf8be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0b14d" officeooo:rsid="0022109e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fdd97" style:font-name="Arial" style:font-size-asian="14pt" style:font-size-complex="14pt" style:text-underline-style="none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0pt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text-properties fo:font-size="12pt" officeooo:paragraph-rsid="0029656a" style:font-name="Arial" style:font-size-asian="12pt" style:font-size-complex="12pt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3fdd97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dd97" style:font-name="Arial" style:font-size-asian="10pt" style:font-size-complex="10pt"/>
    </style:style>
    <style:style style:family="paragraph" style:name="P14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fdd9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5" style:parent-style-name="UrbanBody">
      <style:text-properties fo:font-size="10pt" fo:font-weight="bold" officeooo:paragraph-rsid="002b567d" style:font-name="Arial" style:font-size-asian="10pt" style:font-size-complex="10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tyle="normal" fo:font-variant="normal" fo:font-weight="normal" fo:text-transform="none" officeooo:rsid="003ea70a" style:font-style-asian="normal" style:font-style-complex="normal" style:font-weight-asian="normal" style:font-weight-complex="normal" style:use-window-font-color="true"/>
    </style:style>
    <style:style style:family="text" style:name="T7">
      <style:text-properties officeooo:rsid="0022109e"/>
    </style:style>
    <style:style style:family="text" style:name="T8">
      <style:text-properties officeooo:rsid="002391da"/>
    </style:style>
    <style:style style:family="text" style:name="T9">
      <style:text-properties officeooo:rsid="00261da0"/>
    </style:style>
    <style:style style:family="text" style:name="T10">
      <style:text-properties officeooo:rsid="0029f397"/>
    </style:style>
    <style:style style:family="text" style:name="T11">
      <style:text-properties fo:background-color="#fff200" fo:color="#ff3333" loext:char-shading-value="0" officeooo:rsid="002391da"/>
    </style:style>
    <style:style style:family="text" style:name="T12">
      <style:text-properties fo:background-color="#fff200" fo:color="#ff3333" loext:char-shading-value="0" officeooo:rsid="002def9c"/>
    </style:style>
    <style:style style:family="text" style:name="T13">
      <style:text-properties officeooo:rsid="002bda3c"/>
    </style:style>
    <style:style style:family="text" style:name="T14">
      <style:text-properties fo:font-size="12pt" style:font-size-asian="12pt" style:font-size-complex="12pt"/>
    </style:style>
    <style:style style:family="text" style:name="T15">
      <style:text-properties fo:font-size="12pt" officeooo:rsid="002391da" style:font-size-asian="12pt" style:font-size-complex="12pt"/>
    </style:style>
    <style:style style:family="text" style:name="T16">
      <style:text-properties fo:font-size="12pt" officeooo:rsid="002c94e5" style:font-size-asian="12pt" style:font-size-complex="12pt"/>
    </style:style>
    <style:style style:family="text" style:name="T17">
      <style:text-properties fo:font-size="12pt" officeooo:rsid="002def9c" style:font-size-asian="12pt" style:font-size-complex="12pt"/>
    </style:style>
    <style:style style:family="text" style:name="T18">
      <style:text-properties officeooo:rsid="00362119"/>
    </style:style>
    <style:style style:family="text" style:name="T19">
      <style:text-properties fo:background-color="#fff200" fo:color="#ce181e" loext:char-shading-value="0" officeooo:rsid="002cf8be"/>
    </style:style>
    <style:style style:family="text" style:name="T20">
      <style:text-properties officeooo:rsid="002def9c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7">PW - </text:span>Département des Permis et Autorisations - Direction de <text:span text:style-name="T19">VILLE</text:span></text:p>
            <text:p text:style-name="P2">ADRESSE</text:p>
            <text:p text:style-name="P2"/>
            <text:p text:style-name="P14">RECOMMANDÉ</text:p>
          </table:table-cell>
        </table:table-row>
      </table:table>
      <text:p text:style-name="P5">Transmis<text:span text:style-name="T9">sion</text:span> <text:span text:style-name="T7">des éléments de l'enquête publique</text:span></text:p>
      <text:p text:style-name="P4">d'un permis d'environnement</text:p>
      <text:p text:style-name="P3"/>
      <text:p text:style-name="P6"/>
      <text:p text:style-name="P15"><text:span text:style-name="T5"/></text:p>
      <text:p text:style-name="P6"/>
      <text:p text:style-name="P7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6">Monsieur</text:span><text:span text:style-name="T15"> l</text:span><text:span text:style-name="T16">e</text:span><text:span text:style-name="T15"> Fonctionnaire </text:span><text:span text:style-name="T17">T</text:span><text:span text:style-name="T15">echnique</text:span><text:span text:style-name="T14">,</text:span></text:p>
      <text:p text:style-name="P10"/>
      <text:p text:style-name="P11">Conformément au prescrit <text:span text:style-name="T8">du Code de l'Environnement et à votre courrier </text:span><text:span text:style-name="T11">du X</text:span><text:span text:style-name="T12">X/XX</text:span>, nous vous prions de trouver, sous ce pli, <text:span text:style-name="T10">un</text:span> exemplaire <text:span text:style-name="T13">de chaque élément de l'enquête publique réalisée dans le cadre du projet rep</text:span>ris sous rubrique.</text:p>
      <text:p text:style-name="P11"/>
      <text:p text:style-name="P11">Nous vous en souhaitons bonne réception et nous vous prions d'agréer, <text:span text:style-name="T20">Monsieur le Fonctionnaire Technique</text:span>, nos salutations distinguées.</text:p>
      <text:p text:style-name="P11"/>
      <text:p text:style-name="P8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3fdd97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3fdd97" officeooo:rsid="002cf8be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0b14d" officeooo:rsid="0022109e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fdd97" style:font-name="Arial" style:font-size-asian="14pt" style:font-size-complex="14pt" style:text-underline-style="none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0pt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text-properties fo:font-size="12pt" officeooo:paragraph-rsid="0029656a" style:font-name="Arial" style:font-size-asian="12pt" style:font-size-complex="12pt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3fdd97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dd97" style:font-name="Arial" style:font-size-asian="10pt" style:font-size-complex="10pt"/>
    </style:style>
    <style:style style:family="paragraph" style:name="P14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fdd9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5" style:parent-style-name="UrbanBody">
      <style:text-properties fo:font-size="10pt" fo:font-weight="bold" officeooo:paragraph-rsid="002b567d" style:font-name="Arial" style:font-size-asian="10pt" style:font-size-complex="10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tyle="normal" fo:font-variant="normal" fo:font-weight="normal" fo:text-transform="none" officeooo:rsid="003ea70a" style:font-style-asian="normal" style:font-style-complex="normal" style:font-weight-asian="normal" style:font-weight-complex="normal" style:use-window-font-color="true"/>
    </style:style>
    <style:style style:family="text" style:name="T7">
      <style:text-properties officeooo:rsid="0022109e"/>
    </style:style>
    <style:style style:family="text" style:name="T8">
      <style:text-properties officeooo:rsid="002391da"/>
    </style:style>
    <style:style style:family="text" style:name="T9">
      <style:text-properties officeooo:rsid="00261da0"/>
    </style:style>
    <style:style style:family="text" style:name="T10">
      <style:text-properties officeooo:rsid="0029f397"/>
    </style:style>
    <style:style style:family="text" style:name="T11">
      <style:text-properties fo:background-color="#fff200" fo:color="#ff3333" loext:char-shading-value="0" officeooo:rsid="002391da"/>
    </style:style>
    <style:style style:family="text" style:name="T12">
      <style:text-properties fo:background-color="#fff200" fo:color="#ff3333" loext:char-shading-value="0" officeooo:rsid="002def9c"/>
    </style:style>
    <style:style style:family="text" style:name="T13">
      <style:text-properties officeooo:rsid="002bda3c"/>
    </style:style>
    <style:style style:family="text" style:name="T14">
      <style:text-properties fo:font-size="12pt" style:font-size-asian="12pt" style:font-size-complex="12pt"/>
    </style:style>
    <style:style style:family="text" style:name="T15">
      <style:text-properties fo:font-size="12pt" officeooo:rsid="002391da" style:font-size-asian="12pt" style:font-size-complex="12pt"/>
    </style:style>
    <style:style style:family="text" style:name="T16">
      <style:text-properties fo:font-size="12pt" officeooo:rsid="002c94e5" style:font-size-asian="12pt" style:font-size-complex="12pt"/>
    </style:style>
    <style:style style:family="text" style:name="T17">
      <style:text-properties fo:font-size="12pt" officeooo:rsid="002def9c" style:font-size-asian="12pt" style:font-size-complex="12pt"/>
    </style:style>
    <style:style style:family="text" style:name="T18">
      <style:text-properties officeooo:rsid="00362119"/>
    </style:style>
    <style:style style:family="text" style:name="T19">
      <style:text-properties fo:background-color="#fff200" fo:color="#ce181e" loext:char-shading-value="0" officeooo:rsid="002cf8be"/>
    </style:style>
    <style:style style:family="text" style:name="T20">
      <style:text-properties officeooo:rsid="002def9c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7">PW - </text:span>Département des Permis et Autorisations - Direction de <text:span text:style-name="T19">VILLE</text:span></text:p>
            <text:p text:style-name="P2">ADRESSE</text:p>
            <text:p text:style-name="P2"/>
            <text:p text:style-name="P14">RECOMMANDÉ</text:p>
          </table:table-cell>
        </table:table-row>
      </table:table>
      <text:p text:style-name="P5">Transmis<text:span text:style-name="T9">sion</text:span> <text:span text:style-name="T7">des éléments de l'enquête publique</text:span></text:p>
      <text:p text:style-name="P4">d'un permis d'environnement</text:p>
      <text:p text:style-name="P3"/>
      <text:p text:style-name="P6"/>
      <text:p text:style-name="P15"><text:span text:style-name="T5"/></text:p>
      <text:p text:style-name="P6"/>
      <text:p text:style-name="P7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6">Monsieur</text:span><text:span text:style-name="T15"> l</text:span><text:span text:style-name="T16">e</text:span><text:span text:style-name="T15"> Fonctionnaire </text:span><text:span text:style-name="T17">T</text:span><text:span text:style-name="T15">echnique</text:span><text:span text:style-name="T14">,</text:span></text:p>
      <text:p text:style-name="P10"/>
      <text:p text:style-name="P11">Conformément au prescrit <text:span text:style-name="T8">du Code de l'Environnement et à votre courrier </text:span><text:span text:style-name="T11">du X</text:span><text:span text:style-name="T12">X/XX</text:span>, nous vous prions de trouver, sous ce pli, <text:span text:style-name="T10">un</text:span> exemplaire <text:span text:style-name="T13">de chaque élément de l'enquête publique réalisée dans le cadre du projet rep</text:span>ris sous rubrique.</text:p>
      <text:p text:style-name="P11"/>
      <text:p text:style-name="P11">Nous vous en souhaitons bonne réception et nous vous prions d'agréer, <text:span text:style-name="T20">Monsieur le Fonctionnaire Technique</text:span>, nos salutations distinguées.</text:p>
      <text:p text:style-name="P11"/>
      <text:p text:style-name="P8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3fdd97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3fdd97" officeooo:rsid="002cf8be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0b14d" officeooo:rsid="0022109e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fdd97" style:font-name="Arial" style:font-size-asian="14pt" style:font-size-complex="14pt" style:text-underline-style="none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0pt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text-properties fo:font-size="12pt" officeooo:paragraph-rsid="0029656a" style:font-name="Arial" style:font-size-asian="12pt" style:font-size-complex="12pt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3fdd97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dd97" style:font-name="Arial" style:font-size-asian="10pt" style:font-size-complex="10pt"/>
    </style:style>
    <style:style style:family="paragraph" style:name="P14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fdd9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5" style:parent-style-name="UrbanBody">
      <style:text-properties fo:font-size="10pt" fo:font-weight="bold" officeooo:paragraph-rsid="002b567d" style:font-name="Arial" style:font-size-asian="10pt" style:font-size-complex="10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tyle="normal" fo:font-variant="normal" fo:font-weight="normal" fo:text-transform="none" officeooo:rsid="003ea70a" style:font-style-asian="normal" style:font-style-complex="normal" style:font-weight-asian="normal" style:font-weight-complex="normal" style:use-window-font-color="true"/>
    </style:style>
    <style:style style:family="text" style:name="T7">
      <style:text-properties officeooo:rsid="0022109e"/>
    </style:style>
    <style:style style:family="text" style:name="T8">
      <style:text-properties officeooo:rsid="002391da"/>
    </style:style>
    <style:style style:family="text" style:name="T9">
      <style:text-properties officeooo:rsid="00261da0"/>
    </style:style>
    <style:style style:family="text" style:name="T10">
      <style:text-properties officeooo:rsid="0029f397"/>
    </style:style>
    <style:style style:family="text" style:name="T11">
      <style:text-properties fo:background-color="#fff200" fo:color="#ff3333" loext:char-shading-value="0" officeooo:rsid="002391da"/>
    </style:style>
    <style:style style:family="text" style:name="T12">
      <style:text-properties fo:background-color="#fff200" fo:color="#ff3333" loext:char-shading-value="0" officeooo:rsid="002def9c"/>
    </style:style>
    <style:style style:family="text" style:name="T13">
      <style:text-properties officeooo:rsid="002bda3c"/>
    </style:style>
    <style:style style:family="text" style:name="T14">
      <style:text-properties fo:font-size="12pt" style:font-size-asian="12pt" style:font-size-complex="12pt"/>
    </style:style>
    <style:style style:family="text" style:name="T15">
      <style:text-properties fo:font-size="12pt" officeooo:rsid="002391da" style:font-size-asian="12pt" style:font-size-complex="12pt"/>
    </style:style>
    <style:style style:family="text" style:name="T16">
      <style:text-properties fo:font-size="12pt" officeooo:rsid="002c94e5" style:font-size-asian="12pt" style:font-size-complex="12pt"/>
    </style:style>
    <style:style style:family="text" style:name="T17">
      <style:text-properties fo:font-size="12pt" officeooo:rsid="002def9c" style:font-size-asian="12pt" style:font-size-complex="12pt"/>
    </style:style>
    <style:style style:family="text" style:name="T18">
      <style:text-properties officeooo:rsid="00362119"/>
    </style:style>
    <style:style style:family="text" style:name="T19">
      <style:text-properties fo:background-color="#fff200" fo:color="#ce181e" loext:char-shading-value="0" officeooo:rsid="002cf8be"/>
    </style:style>
    <style:style style:family="text" style:name="T20">
      <style:text-properties officeooo:rsid="002def9c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7">PW - </text:span>Département des Permis et Autorisations - Direction de <text:span text:style-name="T19">VILLE</text:span></text:p>
            <text:p text:style-name="P2">ADRESSE</text:p>
            <text:p text:style-name="P2"/>
            <text:p text:style-name="P14">RECOMMANDÉ</text:p>
          </table:table-cell>
        </table:table-row>
      </table:table>
      <text:p text:style-name="P5">Transmis<text:span text:style-name="T9">sion</text:span> <text:span text:style-name="T7">des éléments de l'enquête publique</text:span></text:p>
      <text:p text:style-name="P4">d'un permis d'environnement</text:p>
      <text:p text:style-name="P3"/>
      <text:p text:style-name="P6"/>
      <text:p text:style-name="P15"><text:span text:style-name="T5"/></text:p>
      <text:p text:style-name="P6"/>
      <text:p text:style-name="P7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6">Monsieur</text:span><text:span text:style-name="T15"> l</text:span><text:span text:style-name="T16">e</text:span><text:span text:style-name="T15"> Fonctionnaire </text:span><text:span text:style-name="T17">T</text:span><text:span text:style-name="T15">echnique</text:span><text:span text:style-name="T14">,</text:span></text:p>
      <text:p text:style-name="P10"/>
      <text:p text:style-name="P11">Conformément au prescrit <text:span text:style-name="T8">du Code de l'Environnement et à votre courrier </text:span><text:span text:style-name="T11">du X</text:span><text:span text:style-name="T12">X/XX</text:span>, nous vous prions de trouver, sous ce pli, <text:span text:style-name="T10">un</text:span> exemplaire <text:span text:style-name="T13">de chaque élément de l'enquête publique réalisée dans le cadre du projet rep</text:span>ris sous rubrique.</text:p>
      <text:p text:style-name="P11"/>
      <text:p text:style-name="P11">Nous vous en souhaitons bonne réception et nous vous prions d'agréer, <text:span text:style-name="T20">Monsieur le Fonctionnaire Technique</text:span>, nos salutations distinguées.</text:p>
      <text:p text:style-name="P11"/>
      <text:p text:style-name="P8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3fdd97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3fdd97" officeooo:rsid="002cf8be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0b14d" officeooo:rsid="0022109e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fdd97" style:font-name="Arial" style:font-size-asian="14pt" style:font-size-complex="14pt" style:text-underline-style="none"/>
    </style:style>
    <style:style style:family="paragraph" style:name="P6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0pt" style:font-name="Arial" style:font-size-asian="10pt" style:font-size-complex="10pt"/>
    </style:style>
    <style:style style:family="paragraph" style:name="P8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9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text-properties fo:font-size="12pt" officeooo:paragraph-rsid="0029656a" style:font-name="Arial" style:font-size-asian="12pt" style:font-size-complex="12pt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3fdd97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dd97" style:font-name="Arial" style:font-size-asian="10pt" style:font-size-complex="10pt"/>
    </style:style>
    <style:style style:family="paragraph" style:name="P14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fdd9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5" style:parent-style-name="UrbanBody">
      <style:text-properties fo:font-size="10pt" fo:font-weight="bold" officeooo:paragraph-rsid="002b567d" style:font-name="Arial" style:font-size-asian="10pt" style:font-size-complex="10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tyle="normal" fo:font-variant="normal" fo:font-weight="normal" fo:text-transform="none" officeooo:rsid="003ea70a" style:font-style-asian="normal" style:font-style-complex="normal" style:font-weight-asian="normal" style:font-weight-complex="normal" style:use-window-font-color="true"/>
    </style:style>
    <style:style style:family="text" style:name="T7">
      <style:text-properties officeooo:rsid="0022109e"/>
    </style:style>
    <style:style style:family="text" style:name="T8">
      <style:text-properties officeooo:rsid="002391da"/>
    </style:style>
    <style:style style:family="text" style:name="T9">
      <style:text-properties officeooo:rsid="00261da0"/>
    </style:style>
    <style:style style:family="text" style:name="T10">
      <style:text-properties officeooo:rsid="0029f397"/>
    </style:style>
    <style:style style:family="text" style:name="T11">
      <style:text-properties fo:background-color="#fff200" fo:color="#ff3333" loext:char-shading-value="0" officeooo:rsid="002391da"/>
    </style:style>
    <style:style style:family="text" style:name="T12">
      <style:text-properties fo:background-color="#fff200" fo:color="#ff3333" loext:char-shading-value="0" officeooo:rsid="002def9c"/>
    </style:style>
    <style:style style:family="text" style:name="T13">
      <style:text-properties officeooo:rsid="002bda3c"/>
    </style:style>
    <style:style style:family="text" style:name="T14">
      <style:text-properties fo:font-size="12pt" style:font-size-asian="12pt" style:font-size-complex="12pt"/>
    </style:style>
    <style:style style:family="text" style:name="T15">
      <style:text-properties fo:font-size="12pt" officeooo:rsid="002391da" style:font-size-asian="12pt" style:font-size-complex="12pt"/>
    </style:style>
    <style:style style:family="text" style:name="T16">
      <style:text-properties fo:font-size="12pt" officeooo:rsid="002c94e5" style:font-size-asian="12pt" style:font-size-complex="12pt"/>
    </style:style>
    <style:style style:family="text" style:name="T17">
      <style:text-properties fo:font-size="12pt" officeooo:rsid="002def9c" style:font-size-asian="12pt" style:font-size-complex="12pt"/>
    </style:style>
    <style:style style:family="text" style:name="T18">
      <style:text-properties officeooo:rsid="00362119"/>
    </style:style>
    <style:style style:family="text" style:name="T19">
      <style:text-properties fo:background-color="#fff200" fo:color="#ce181e" loext:char-shading-value="0" officeooo:rsid="002cf8be"/>
    </style:style>
    <style:style style:family="text" style:name="T20">
      <style:text-properties officeooo:rsid="002def9c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7">PW - </text:span>Département des Permis et Autorisations - Direction de <text:span text:style-name="T19">VILLE</text:span></text:p>
            <text:p text:style-name="P2">ADRESSE</text:p>
            <text:p text:style-name="P2"/>
            <text:p text:style-name="P14">RECOMMANDÉ</text:p>
          </table:table-cell>
        </table:table-row>
      </table:table>
      <text:p text:style-name="P5">Transmis<text:span text:style-name="T9">sion</text:span> <text:span text:style-name="T7">des éléments de l'enquête publique</text:span></text:p>
      <text:p text:style-name="P4">d'un permis d'environnement</text:p>
      <text:p text:style-name="P3"/>
      <text:p text:style-name="P6"/>
      <text:p text:style-name="P15"><text:span text:style-name="T5"/></text:p>
      <text:p text:style-name="P6"/>
      <text:p text:style-name="P7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6">Monsieur</text:span><text:span text:style-name="T15"> l</text:span><text:span text:style-name="T16">e</text:span><text:span text:style-name="T15"> Fonctionnaire </text:span><text:span text:style-name="T17">T</text:span><text:span text:style-name="T15">echnique</text:span><text:span text:style-name="T14">,</text:span></text:p>
      <text:p text:style-name="P10"/>
      <text:p text:style-name="P11">Conformément au prescrit <text:span text:style-name="T8">du Code de l'Environnement et à votre courrier </text:span><text:span text:style-name="T11">du X</text:span><text:span text:style-name="T12">X/XX</text:span>, nous vous prions de trouver, sous ce pli, <text:span text:style-name="T10">un</text:span> exemplaire <text:span text:style-name="T13">de chaque élément de l'enquête publique réalisée dans le cadre du projet rep</text:span>ris sous rubrique.</text:p>
      <text:p text:style-name="P11"/>
      <text:p text:style-name="P11">Nous vous en souhaitons bonne réception et nous vous prions d'agréer, <text:span text:style-name="T20">Monsieur le Fonctionnaire Technique</text:span>, nos salutations distinguées.</text:p>
      <text:p text:style-name="P11"/>
      <text:p text:style-name="P8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4:35.959242512</dc:date>
    <dc:language>fr-FR</dc:language>
    <meta:editing-cycles>120</meta:editing-cycles>
    <meta:editing-duration>P1DT9H24M16S</meta:editing-duration>
    <meta:document-statistic meta:table-count="1" meta:image-count="0" meta:object-count="0" meta:page-count="1" meta:paragraph-count="15" meta:word-count="123" meta:character-count="887" meta:non-whitespace-character-count="794"/>
    <meta:user-defined meta:name="Info 1"/>
    <meta:user-defined meta:name="Info 2"/>
    <meta:user-defined meta:name="Info 3"/>
    <meta:user-defined meta:name="Info 4"/>
  </office:meta>
</office:document-meta>
</file>